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7cm" fo:min-width="0cm"/>
    </style:style>
    <style:style style:name="gr6" style:family="graphic" style:parent-style-name="standard">
      <style:graphic-properties draw:stroke="none" svg:stroke-color="#000000" draw:fill="none" draw:fill-color="#ffffff" fo:min-height="2.36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04cm" svg:height="4.703cm" svg:x="0.05cm" svg:y="16.351cm">
          <text:p text:style-name="P1">List : []</text:p>
          <text:p text:style-name="P1">Score : 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35cm" svg:height="5.594cm" svg:x="2.8cm" svg:y="9.099cm">
          <text:p text:style-name="P1">List : [2]</text:p>
          <text:p text:style-name="P1">Score :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35cm" svg:height="5.594cm" svg:x="12.05cm" svg:y="9.348cm">
          <text:p text:style-name="P1">List : [2]</text:p>
          <text:p text:style-name="P1">Score :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35cm" svg:height="5.595cm" svg:x="7.601cm" svg:y="2.2cm">
          <text:p text:style-name="P1">List : [5, 2, 6]</text:p>
          <text:p text:style-name="P1">Score :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04cm" svg:height="4.702cm" svg:x="5.381cm" svg:y="16.247cm">
          <text:p text:style-name="P1">List : []</text:p>
          <text:p text:style-name="P1">Score :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03cm" svg:height="4.702cm" svg:x="10.8cm" svg:y="16.309cm">
          <text:p text:style-name="P1">List : []</text:p>
          <text:p text:style-name="P1">Score : 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04cm" svg:height="4.701cm" svg:x="15.996cm" svg:y="16.457cm">
          <text:p text:style-name="P1">List : []</text:p>
          <text:p text:style-name="P1">Score : 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45cm" svg:y1="6.923cm" svg:x2="7.2cm" svg:y2="9.907cm">
          <text:p/>
        </draw:line>
        <draw:line draw:style-name="gr2" draw:text-style-name="P1" draw:layer="layout" svg:x1="11.95cm" svg:y1="7.11cm" svg:x2="13.35cm" svg:y2="9.845cm">
          <text:p/>
        </draw:line>
        <draw:frame draw:style-name="gr3" draw:layer="layout" svg:width="0.853cm" svg:height="1.196cm" svg:x="6.6cm" svg:y="7.42cm">
          <draw:text-box>
            <text:p>0</text:p>
          </draw:text-box>
        </draw:frame>
        <draw:frame draw:style-name="gr4" draw:layer="layout" svg:width="0.853cm" svg:height="1.196cm" svg:x="12.797cm" svg:y="7.296cm">
          <draw:text-box>
            <text:p>1</text:p>
          </draw:text-box>
        </draw:frame>
        <draw:line draw:style-name="gr2" draw:text-style-name="P1" draw:layer="layout" svg:x1="8.451cm" svg:y1="6.923cm" svg:x2="7.201cm" svg:y2="9.907cm">
          <text:p/>
        </draw:line>
        <draw:frame draw:style-name="gr3" draw:layer="layout" svg:width="0.853cm" svg:height="1.196cm" svg:x="6.601cm" svg:y="7.42cm">
          <draw:text-box>
            <text:p>0</text:p>
          </draw:text-box>
        </draw:frame>
        <draw:line draw:style-name="gr2" draw:text-style-name="P1" draw:layer="layout" svg:x1="8.451cm" svg:y1="6.923cm" svg:x2="7.201cm" svg:y2="9.907cm">
          <text:p/>
        </draw:line>
        <draw:frame draw:style-name="gr3" draw:layer="layout" svg:width="0.853cm" svg:height="1.196cm" svg:x="6.601cm" svg:y="7.42cm">
          <draw:text-box>
            <text:p>0</text:p>
          </draw:text-box>
        </draw:frame>
        <draw:line draw:style-name="gr2" draw:text-style-name="P1" draw:layer="layout" svg:x1="8.451cm" svg:y1="6.923cm" svg:x2="7.201cm" svg:y2="9.907cm">
          <text:p/>
        </draw:line>
        <draw:frame draw:style-name="gr3" draw:layer="layout" svg:width="0.853cm" svg:height="1.196cm" svg:x="6.601cm" svg:y="7.42cm">
          <draw:text-box>
            <text:p>0</text:p>
          </draw:text-box>
        </draw:frame>
        <draw:line draw:style-name="gr2" draw:text-style-name="P1" draw:layer="layout" svg:x1="4.3cm" svg:y1="13.761cm" svg:x2="3.05cm" svg:y2="16.745cm">
          <text:p/>
        </draw:line>
        <draw:frame draw:style-name="gr3" draw:layer="layout" svg:width="0.853cm" svg:height="1.196cm" svg:x="2.45cm" svg:y="14.258cm">
          <draw:text-box>
            <text:p>0</text:p>
          </draw:text-box>
        </draw:frame>
        <draw:line draw:style-name="gr2" draw:text-style-name="P1" draw:layer="layout" svg:x1="14.2cm" svg:y1="14.196cm" svg:x2="12.95cm" svg:y2="17.18cm">
          <text:p/>
        </draw:line>
        <draw:frame draw:style-name="gr3" draw:layer="layout" svg:width="0.853cm" svg:height="1.196cm" svg:x="12.35cm" svg:y="14.693cm">
          <draw:text-box>
            <text:p>0</text:p>
          </draw:text-box>
        </draw:frame>
        <draw:line draw:style-name="gr2" draw:text-style-name="P1" draw:layer="layout" svg:x1="6.3cm" svg:y1="13.761cm" svg:x2="7.7cm" svg:y2="16.496cm">
          <text:p/>
        </draw:line>
        <draw:frame draw:style-name="gr5" draw:layer="layout" svg:width="0.853cm" svg:height="1.197cm" svg:x="7.147cm" svg:y="13.947cm">
          <draw:text-box>
            <text:p>1</text:p>
          </draw:text-box>
        </draw:frame>
        <draw:line draw:style-name="gr2" draw:text-style-name="P1" draw:layer="layout" svg:x1="16.25cm" svg:y1="14.258cm" svg:x2="17.65cm" svg:y2="16.993cm">
          <text:p/>
        </draw:line>
        <draw:frame draw:style-name="gr5" draw:layer="layout" svg:width="0.853cm" svg:height="1.197cm" svg:x="17.097cm" svg:y="14.444cm">
          <draw:text-box>
            <text:p>1</text:p>
          </draw:text-box>
        </draw:frame>
        <draw:line draw:style-name="gr2" draw:text-style-name="P1" draw:layer="layout" svg:x1="11.95cm" svg:y1="7.11cm" svg:x2="13.35cm" svg:y2="9.845cm">
          <text:p/>
        </draw:line>
        <draw:frame draw:style-name="gr4" draw:layer="layout" svg:width="0.853cm" svg:height="1.196cm" svg:x="12.797cm" svg:y="7.296cm">
          <draw:text-box>
            <text:p>1</text:p>
          </draw:text-box>
        </draw:frame>
        <draw:line draw:style-name="gr2" draw:text-style-name="P1" draw:layer="layout" svg:x1="11.95cm" svg:y1="7.11cm" svg:x2="13.35cm" svg:y2="9.845cm">
          <text:p/>
        </draw:line>
        <draw:frame draw:style-name="gr4" draw:layer="layout" svg:width="0.853cm" svg:height="1.196cm" svg:x="12.797cm" svg:y="7.296cm">
          <draw:text-box>
            <text:p>1</text:p>
          </draw:text-box>
        </draw:frame>
        <draw:line draw:style-name="gr2" draw:text-style-name="P1" draw:layer="layout" svg:x1="11.95cm" svg:y1="7.11cm" svg:x2="13.35cm" svg:y2="9.845cm">
          <text:p/>
        </draw:line>
        <draw:frame draw:style-name="gr4" draw:layer="layout" svg:width="0.853cm" svg:height="1.196cm" svg:x="12.797cm" svg:y="7.296cm">
          <draw:text-box>
            <text:p>1</text:p>
          </draw:text-box>
        </draw:frame>
        <draw:frame draw:style-name="gr6" draw:layer="layout" svg:width="19.6cm" svg:height="2.611cm" svg:x="1cm" svg:y="22.339cm">
          <draw:text-box>
            <text:p><text:s text:c="5"/>00 <text:s text:c="26"/>01 <text:s text:c="23"/>10 <text:s text:c="26"/>11</text:p>
            <text:p><text:s text:c="63"/>B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ril SIX</meta:initial-creator>
    <meta:creation-date>2014-11-07T10:36:22.771933897</meta:creation-date>
    <dc:date>2014-11-07T10:45:01.276051788</dc:date>
    <dc:creator>Cyril SIX</dc:creator>
    <meta:editing-duration>PT52S</meta:editing-duration>
    <meta:editing-cycles>2</meta:editing-cycles>
    <meta:generator>LibreOffice/4.2.6.2$Linux_X86_64 LibreOffice_project/420m0$Build-2</meta:generator>
    <meta:document-statistic meta:object-count="32"/>
  </office:meta>
</office:document-meta>
</file>